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-ranges="Sheet1.A2:Sheet1.Z71">
        <table:shapes>
          <draw:frame draw:z-index="0" draw:style-name="gr1" svg:width="8.8232in" svg:height="5.6461in" svg:x="0.163in" svg:y="6.365in">
            <draw:object draw:notify-on-update-of-ranges="Sheet1.A2:Sheet1.A25 Sheet1.B2:Sheet1.B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5173in" svg:height="8.2941in" svg:x="10.9791in" svg:y="0.1866in">
            <draw:object draw:notify-on-update-of-ranges="Sheet1.A2:Sheet1.A25 Sheet1.B1:Sheet1.B1 Sheet1.B2:Sheet1.B25 Sheet1.C1:Sheet1.C1 Sheet1.C2:Sheet1.C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context</text:p>
          </table:table-cell>
          <table:table-cell office:value-type="string">
            <text:p>no context</text:p>
          </table:table-cell>
        </table:table-row>
        <table:table-row table:style-name="ro1">
          <table:table-cell office:value-type="string">
            <text:p>intensified</text:p>
          </table:table-cell>
          <table:table-cell office:value-type="float" office:value="0.736451625318509">
            <text:p>0.7364516253</text:p>
          </table:table-cell>
          <table:table-cell office:value-type="float" office:value="0.939794000867204">
            <text:p>0.9397940009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float" office:value="0.698970004336019">
            <text:p>0.6989700043</text:p>
          </table:table-cell>
          <table:table-cell office:value-type="float" office:value="0.650514997831991">
            <text:p>0.6505149978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0.650514997831991">
            <text:p>0.6505149978</text:p>
          </table:table-cell>
          <table:table-cell office:value-type="float" office:value="0.40843137199002">
            <text:p>0.408431372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float" office:value="0.819382002601611">
            <text:p>0.8193820026</text:p>
          </table:table-cell>
          <table:table-cell office:value-type="float" office:value="0.616039627052916">
            <text:p>0.6160396271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0.141181741504608">
            <text:p>0.1411817415</text:p>
          </table:table-cell>
          <table:table-cell office:value-type="float" office:value="0.676245626185713">
            <text:p>0.6762456262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float" office:value="0.409691001300806">
            <text:p>0.4096910013</text:p>
          </table:table-cell>
          <table:table-cell office:value-type="float" office:value="0.527619872831454">
            <text:p>0.5276198728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float" office:value="0.638764005203223">
            <text:p>0.6387640052</text:p>
          </table:table-cell>
          <table:table-cell office:value-type="float" office:value="0.796657624451305">
            <text:p>0.7966576245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0.472903250637018">
            <text:p>0.4729032506</text:p>
          </table:table-cell>
          <table:table-cell office:value-type="float" office:value="0.40843137199002">
            <text:p>0.408431372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float" office:value="0">
            <text:p>0</text:p>
          </table:table-cell>
          <table:table-cell office:value-type="float" office:value="0.348225372857224">
            <text:p>0.3482253729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float" office:value="0.713727247168203">
            <text:p>0.7137272472</text:p>
          </table:table-cell>
          <table:table-cell office:value-type="float" office:value="0.939794000867204">
            <text:p>0.9397940009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0.676245626185713">
            <text:p>0.6762456262</text:p>
          </table:table-cell>
          <table:table-cell office:value-type="float" office:value="0.728306536607442">
            <text:p>0.7283065366</text:p>
          </table:table-cell>
        </table:table-row>
        <table:table-row table:style-name="ro1">
          <table:table-cell office:value-type="string">
            <text:p>invaded</text:p>
          </table:table-cell>
          <table:table-cell table:number-columns-repeated="2" office:value-type="float" office:value="0.698970004336019">
            <text:p>0.6989700043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0.616039627052916">
            <text:p>0.6160396271</text:p>
          </table:table-cell>
          <table:table-cell office:value-type="float" office:value="0.736451625318509">
            <text:p>0.7364516253</text:p>
          </table:table-cell>
        </table:table-row>
        <table:table-row table:style-name="ro1">
          <table:table-cell office:value-type="string">
            <text:p>combat</text:p>
          </table:table-cell>
          <table:table-cell table:number-columns-repeated="2" office:value-type="float" office:value="0.141181741504608">
            <text:p>0.1411817415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float" office:value="0.389972873353915">
            <text:p>0.3899728734</text:p>
          </table:table-cell>
          <table:table-cell office:value-type="float" office:value="0.590308998699194">
            <text:p>0.5903089987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0.856863623584101">
            <text:p>0.8568636236</text:p>
          </table:table-cell>
          <table:table-cell office:value-type="float" office:value="0.759176003468815">
            <text:p>0.7591760035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float" office:value="0.409691001300806">
            <text:p>0.4096910013</text:p>
          </table:table-cell>
          <table:table-cell office:value-type="float" office:value="0.616039627052916">
            <text:p>0.6160396271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0.819382002601611">
            <text:p>0.8193820026</text:p>
          </table:table-cell>
          <table:table-cell office:value-type="float" office:value="0.698970004336019">
            <text:p>0.6989700043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0.638764005203223">
            <text:p>0.6387640052</text:p>
          </table:table-cell>
          <table:table-cell office:value-type="float" office:value="0.879588001734407">
            <text:p>0.8795880017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float" office:value="0.51835200693763">
            <text:p>0.5183520069</text:p>
          </table:table-cell>
          <table:table-cell office:value-type="float" office:value="0.389972873353915">
            <text:p>0.3899728734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float" office:value="0.590308998699194">
            <text:p>0.5903089987</text:p>
          </table:table-cell>
          <table:table-cell office:value-type="float" office:value="0.713727247168203">
            <text:p>0.7137272472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0.616039627052916">
            <text:p>0.6160396271</text:p>
          </table:table-cell>
          <table:table-cell office:value-type="float" office:value="0.590308998699194">
            <text:p>0.5903089987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float" office:value="0">
            <text:p>0</text:p>
          </table:table-cell>
          <table:table-cell office:value-type="float" office:value="0.141181741504608">
            <text:p>0.1411817415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0.40843137199002">
            <text:p>0.408431372</text:p>
          </table:table-cell>
          <table:table-cell office:value-type="float" office:value="0.698970004336019">
            <text:p>0.69897000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6/27/2012</text:date>, <text:time>17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ed-by>Edward Pendergast</meta:printed-by>
    <meta:print-date>2012-06-26T14:26:46</meta:print-date>
    <dc:date>2012-06-27T17:56:32</dc:date>
    <dc:creator>Edward Pendergast</dc:creator>
    <meta:generator>LibreOffice/3.3$Unix LibreOffice_project/330m19$Build-401</meta:generator>
    <meta:editing-duration>PT3H4S</meta:editing-duration>
    <meta:editing-cycles>1</meta:editing-cycles>
    <meta:document-statistic meta:table-count="1" meta:cell-count="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12cm" svg:height="14.342cm" xlink:href=".." xlink:type="simple" chart:class="chart:bar" chart:style-name="ch1">
        <chart:title svg:x="8.689cm" svg:y="0.422cm" chart:style-name="ch2">
          <text:p>Entropy for Context given</text:p>
        </chart:title>
        <chart:legend chart:legend-position="end" svg:x="20.095cm" svg:y="6.876cm" chart:style-name="ch3"/>
        <chart:plot-area chart:style-name="ch4" table:cell-range-address="Sheet1.A2:Sheet1.B25" chart:data-source-has-labels="column" svg:x="1.459cm" svg:y="2.059cm" svg:width="17.74cm" svg:height="11.016cm">
          <chartooo:coordinate-region svg:x="2.186cm" svg:y="2.258cm" svg:width="17.013cm" svg:height="8.424cm"/>
          <chart:axis chart:dimension="x" chart:name="primary-x" chart:style-name="ch5">
            <chart:title svg:x="9.385cm" svg:y="13.361cm" chart:style-name="ch6">
              <text:p>Target Word</text:p>
            </chart:title>
            <chart:categories table:cell-range-address="Sheet1.A2:Sheet1.A25"/>
          </chart:axis>
          <chart:axis chart:dimension="y" chart:name="primary-y" chart:style-name="ch7">
            <chart:title svg:x="0.451cm" svg:y="8.55cm" chart:style-name="ch8">
              <text:p>Entropy (0-1)</text:p>
            </chart:title>
            <chart:grid chart:style-name="ch9" chart:class="major"/>
          </chart:axis>
          <chart:series chart:style-name="ch10" chart:values-cell-range-address="Sheet1.B2:Sheet1.B25" chart:class="chart:bar">
            <chart:mean-value chart:style-name="ch11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nsified</text:p>
                <draw:g>
                  <svg:desc>Sheet1.A2:Sheet1.A25</svg:desc>
                </draw:g>
              </table:table-cell>
              <table:table-cell office:value-type="float" office:value="0.736451625318509">
                <text:p>0.736451625318509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received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sovereign</text:p>
              </table:table-cell>
              <table:table-cell office:value-type="float" office:value="0.650514997831991">
                <text:p>0.650514997831991</text:p>
              </table:table-cell>
            </table:table-row>
            <table:table-row>
              <table:table-cell office:value-type="string">
                <text:p>installment</text:p>
              </table:table-cell>
              <table:table-cell office:value-type="float" office:value="0.819382002601611">
                <text:p>0.819382002601611</text:p>
              </table:table-cell>
            </table:table-row>
            <table:table-row>
              <table:table-cell office:value-type="string">
                <text:p>obligated</text:p>
              </table:table-cell>
              <table:table-cell office:value-type="float" office:value="0.141181741504608">
                <text:p>0.141181741504608</text:p>
              </table:table-cell>
            </table:table-row>
            <table:table-row>
              <table:table-cell office:value-type="string">
                <text:p>published</text:p>
              </table:table-cell>
              <table:table-cell office:value-type="float" office:value="0.409691001300806">
                <text:p>0.409691001300806</text:p>
              </table:table-cell>
            </table:table-row>
            <table:table-row>
              <table:table-cell office:value-type="string">
                <text:p>carcass</text:p>
              </table:table-cell>
              <table:table-cell office:value-type="float" office:value="0.638764005203223">
                <text:p>0.638764005203223</text:p>
              </table:table-cell>
            </table:table-row>
            <table:table-row>
              <table:table-cell office:value-type="string">
                <text:p>satellite</text:p>
              </table:table-cell>
              <table:table-cell office:value-type="float" office:value="0.472903250637018">
                <text:p>0.472903250637018</text:p>
              </table:table-cell>
            </table:table-row>
            <table:table-row>
              <table:table-cell office:value-type="string">
                <text:p>anci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actice</text:p>
              </table:table-cell>
              <table:table-cell office:value-type="float" office:value="0.713727247168203">
                <text:p>0.713727247168203</text:p>
              </table:table-cell>
            </table:table-row>
            <table:table-row>
              <table:table-cell office:value-type="string">
                <text:p>edited</text:p>
              </table:table-cell>
              <table:table-cell office:value-type="float" office:value="0.676245626185713">
                <text:p>0.676245626185713</text:p>
              </table:table-cell>
            </table:table-row>
            <table:table-row>
              <table:table-cell office:value-type="string">
                <text:p>invaded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antagonist</text:p>
              </table:table-cell>
              <table:table-cell office:value-type="float" office:value="0.616039627052916">
                <text:p>0.616039627052916</text:p>
              </table:table-cell>
            </table:table-row>
            <table:table-row>
              <table:table-cell office:value-type="string">
                <text:p>combat</text:p>
              </table:table-cell>
              <table:table-cell office:value-type="float" office:value="0.141181741504608">
                <text:p>0.141181741504608</text:p>
              </table:table-cell>
            </table:table-row>
            <table:table-row>
              <table:table-cell office:value-type="string">
                <text:p>predominantly</text:p>
              </table:table-cell>
              <table:table-cell office:value-type="float" office:value="0.389972873353915">
                <text:p>0.389972873353915</text:p>
              </table:table-cell>
            </table:table-row>
            <table:table-row>
              <table:table-cell office:value-type="string">
                <text:p>retired</text:p>
              </table:table-cell>
              <table:table-cell office:value-type="float" office:value="0.856863623584101">
                <text:p>0.856863623584101</text:p>
              </table:table-cell>
            </table:table-row>
            <table:table-row>
              <table:table-cell office:value-type="string">
                <text:p>founded</text:p>
              </table:table-cell>
              <table:table-cell office:value-type="float" office:value="0.409691001300806">
                <text:p>0.409691001300806</text:p>
              </table:table-cell>
            </table:table-row>
            <table:table-row>
              <table:table-cell office:value-type="string">
                <text:p>longevity</text:p>
              </table:table-cell>
              <table:table-cell office:value-type="float" office:value="0.819382002601611">
                <text:p>0.819382002601611</text:p>
              </table:table-cell>
            </table:table-row>
            <table:table-row>
              <table:table-cell office:value-type="string">
                <text:p>settled</text:p>
              </table:table-cell>
              <table:table-cell office:value-type="float" office:value="0.638764005203223">
                <text:p>0.638764005203223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.51835200693763">
                <text:p>0.51835200693763</text:p>
              </table:table-cell>
            </table:table-row>
            <table:table-row>
              <table:table-cell office:value-type="string">
                <text:p>competitions</text:p>
              </table:table-cell>
              <table:table-cell office:value-type="float" office:value="0.590308998699194">
                <text:p>0.590308998699194</text:p>
              </table:table-cell>
            </table:table-row>
            <table:table-row>
              <table:table-cell office:value-type="string">
                <text:p>footballer</text:p>
              </table:table-cell>
              <table:table-cell office:value-type="float" office:value="0.616039627052916">
                <text:p>0.616039627052916</text:p>
              </table:table-cell>
            </table:table-row>
            <table:table-row>
              <table:table-cell office:value-type="string">
                <text:p>conceal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0.40843137199002">
                <text:p>0.40843137199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0">
      <style:chart-properties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15cm" svg:height="21.068cm" xlink:href=".." xlink:type="simple" chart:class="chart:bar" chart:style-name="ch1">
        <chart:title svg:x="10.403cm" svg:y="0.557cm" chart:style-name="ch2">
          <text:p>Context vs No context Entropy</text:p>
        </chart:title>
        <chart:legend chart:legend-position="end" svg:x="24.292cm" svg:y="10.014cm" chart:style-name="ch3"/>
        <chart:plot-area chart:style-name="ch4" table:cell-range-address="Sheet1.A1:Sheet1.C25" chart:data-source-has-labels="both" svg:x="1.545cm" svg:y="2.599cm" svg:width="21.679cm" svg:height="17.067cm">
          <chartooo:coordinate-region svg:x="2.272cm" svg:y="2.798cm" svg:width="20.952cm" svg:height="14.475cm"/>
          <chart:axis chart:dimension="x" chart:name="primary-x" chart:style-name="ch5">
            <chart:title svg:x="11.44cm" svg:y="20.087cm" chart:style-name="ch6">
              <text:p>Target Word</text:p>
            </chart:title>
            <chart:categories table:cell-range-address="Sheet1.A2:Sheet1.A25"/>
          </chart:axis>
          <chart:axis chart:dimension="y" chart:name="primary-y" chart:style-name="ch7">
            <chart:title svg:x="0.451cm" svg:y="12.115cm" chart:style-name="ch8">
              <text:p>Entropy (0-1)</text:p>
            </chart:title>
            <chart:grid chart:style-name="ch9" chart:class="major"/>
          </chart:axis>
          <chart:series chart:style-name="ch10" chart:values-cell-range-address="Sheet1.B2:Sheet1.B25" chart:label-cell-address="Sheet1.B1:Sheet1.B1" chart:class="chart:bar">
            <chart:mean-value chart:style-name="ch11"/>
            <chart:data-point chart:repeated="24"/>
          </chart:series>
          <chart:series chart:style-name="ch12" chart:values-cell-range-address="Sheet1.C2:Sheet1.C25" chart:label-cell-address="Sheet1.C1:Sheet1.C1" chart:class="chart:bar">
            <chart:mean-value chart:style-name="ch13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ext</text:p>
                <draw:g>
                  <svg:desc>Sheet1.B1:Sheet1.B1</svg:desc>
                </draw:g>
              </table:table-cell>
              <table:table-cell office:value-type="string">
                <text:p>no contex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</text:p>
                <draw:g>
                  <svg:desc>Sheet1.A2:Sheet1.A25</svg:desc>
                </draw:g>
              </table:table-cell>
              <table:table-cell office:value-type="float" office:value="0.736451625318509">
                <text:p>0.736451625318509</text:p>
                <draw:g>
                  <svg:desc>Sheet1.B2:Sheet1.B25</svg:desc>
                </draw:g>
              </table:table-cell>
              <table:table-cell office:value-type="float" office:value="0.939794000867204">
                <text:p>0.939794000867204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receiv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650514997831991">
                <text:p>0.650514997831991</text:p>
              </table:table-cell>
            </table:table-row>
            <table:table-row>
              <table:table-cell office:value-type="string">
                <text:p>sovereign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40843137199002">
                <text:p>0.40843137199002</text:p>
              </table:table-cell>
            </table:table-row>
            <table:table-row>
              <table:table-cell office:value-type="string">
                <text:p>installment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616039627052916">
                <text:p>0.616039627052916</text:p>
              </table:table-cell>
            </table:table-row>
            <table:table-row>
              <table:table-cell office:value-type="string">
                <text:p>obligated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676245626185713">
                <text:p>0.676245626185713</text:p>
              </table:table-cell>
            </table:table-row>
            <table:table-row>
              <table:table-cell office:value-type="string">
                <text:p>publish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527619872831454">
                <text:p>0.527619872831454</text:p>
              </table:table-cell>
            </table:table-row>
            <table:table-row>
              <table:table-cell office:value-type="string">
                <text:p>carcass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796657624451305">
                <text:p>0.796657624451305</text:p>
              </table:table-cell>
            </table:table-row>
            <table:table-row>
              <table:table-cell office:value-type="string">
                <text:p>satellite</text:p>
              </table:table-cell>
              <table:table-cell office:value-type="float" office:value="0.472903250637018">
                <text:p>0.472903250637018</text:p>
              </table:table-cell>
              <table:table-cell office:value-type="float" office:value="0.40843137199002">
                <text:p>0.40843137199002</text:p>
              </table:table-cell>
            </table:table-row>
            <table:table-row>
              <table:table-cell office:value-type="string">
                <text:p>ancient</text:p>
              </table:table-cell>
              <table:table-cell office:value-type="float" office:value="0">
                <text:p>0</text:p>
              </table:table-cell>
              <table:table-cell office:value-type="float" office:value="0.348225372857224">
                <text:p>0.348225372857224</text:p>
              </table:table-cell>
            </table:table-row>
            <table:table-row>
              <table:table-cell office:value-type="string">
                <text:p>practice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939794000867204">
                <text:p>0.939794000867204</text:p>
              </table:table-cell>
            </table:table-row>
            <table:table-row>
              <table:table-cell office:value-type="string">
                <text:p>edi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728306536607442">
                <text:p>0.728306536607442</text:p>
              </table:table-cell>
            </table:table-row>
            <table:table-row>
              <table:table-cell office:value-type="string">
                <text:p>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antagonis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736451625318509">
                <text:p>0.736451625318509</text:p>
              </table:table-cell>
            </table:table-row>
            <table:table-row>
              <table:table-cell office:value-type="string">
                <text:p>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141181741504608">
                <text:p>0.141181741504608</text:p>
              </table:table-cell>
            </table:table-row>
            <table:table-row>
              <table:table-cell office:value-type="string">
                <text:p>predominantly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590308998699194">
                <text:p>0.590308998699194</text:p>
              </table:table-cell>
            </table:table-row>
            <table:table-row>
              <table:table-cell office:value-type="string">
                <text:p>retired</text:p>
              </table:table-cell>
              <table:table-cell office:value-type="float" office:value="0.856863623584101">
                <text:p>0.856863623584101</text:p>
              </table:table-cell>
              <table:table-cell office:value-type="float" office:value="0.759176003468815">
                <text:p>0.759176003468815</text:p>
              </table:table-cell>
            </table:table-row>
            <table:table-row>
              <table:table-cell office:value-type="string">
                <text:p>found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616039627052916">
                <text:p>0.616039627052916</text:p>
              </table:table-cell>
            </table:table-row>
            <table:table-row>
              <table:table-cell office:value-type="string">
                <text:p>longevity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settled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879588001734407">
                <text:p>0.879588001734407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.51835200693763">
                <text:p>0.51835200693763</text:p>
              </table:table-cell>
              <table:table-cell office:value-type="float" office:value="0.389972873353915">
                <text:p>0.389972873353915</text:p>
              </table:table-cell>
            </table:table-row>
            <table:table-row>
              <table:table-cell office:value-type="string">
                <text:p>competitions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713727247168203">
                <text:p>0.713727247168203</text:p>
              </table:table-cell>
            </table:table-row>
            <table:table-row>
              <table:table-cell office:value-type="string">
                <text:p>footballer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590308998699194">
                <text:p>0.590308998699194</text:p>
              </table:table-cell>
            </table:table-row>
            <table:table-row>
              <table:table-cell office:value-type="string">
                <text:p>conceals</text:p>
              </table:table-cell>
              <table:table-cell office:value-type="float" office:value="0">
                <text:p>0</text:p>
              </table:table-cell>
              <table:table-cell office:value-type="float" office:value="0.141181741504608">
                <text:p>0.141181741504608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698970004336019">
                <text:p>0.698970004336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